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2d24" officeooo:paragraph-rsid="00002d24"/>
    </style:style>
    <style:style style:name="P2" style:family="paragraph" style:parent-style-name="Standard">
      <style:paragraph-properties fo:text-align="start" style:justify-single-word="false"/>
      <style:text-properties officeooo:rsid="00002d24" officeooo:paragraph-rsid="00002d24"/>
    </style:style>
    <style:style style:name="P3" style:family="paragraph" style:parent-style-name="Standard">
      <style:paragraph-properties fo:text-align="start" style:justify-single-word="false"/>
      <style:text-properties officeooo:rsid="00002d24" officeooo:paragraph-rsid="0001d01e"/>
    </style:style>
    <style:style style:name="P4" style:family="paragraph" style:parent-style-name="Standard">
      <style:paragraph-properties fo:text-align="start" style:justify-single-word="false"/>
      <style:text-properties officeooo:rsid="00002d24" officeooo:paragraph-rsid="0004af95"/>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02d24" officeooo:paragraph-rsid="00002d24" style:font-weight-asian="bold" style:font-weight-complex="bold"/>
    </style:style>
    <style:style style:name="P6" style:family="paragraph" style:parent-style-name="Standard">
      <style:paragraph-properties fo:text-align="start" style:justify-single-word="false"/>
      <style:text-properties officeooo:rsid="0001d01e" officeooo:paragraph-rsid="0001d01e"/>
    </style:style>
    <style:style style:name="P7" style:family="paragraph" style:parent-style-name="Standard">
      <style:paragraph-properties fo:text-align="start" style:justify-single-word="false"/>
      <style:text-properties officeooo:rsid="0001d01e" officeooo:paragraph-rsid="0007893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1d01e" style:font-weight-asian="normal" style:font-weight-complex="normal"/>
    </style:style>
    <style:style style:name="T3" style:family="text">
      <style:text-properties style:text-underline-style="none" fo:font-weight="normal" officeooo:rsid="0002df14" style:font-weight-asian="normal" style:font-weight-complex="normal"/>
    </style:style>
    <style:style style:name="T4" style:family="text">
      <style:text-properties style:text-underline-style="none" fo:font-weight="normal" officeooo:rsid="0004af95" style:font-weight-asian="normal" style:font-weight-complex="normal"/>
    </style:style>
    <style:style style:name="T5" style:family="text">
      <style:text-properties style:text-underline-style="none" fo:font-weight="normal" officeooo:rsid="0006a97d" style:font-weight-asian="normal" style:font-weight-complex="normal"/>
    </style:style>
    <style:style style:name="T6" style:family="text">
      <style:text-properties style:text-underline-style="none" fo:font-weight="normal" officeooo:rsid="0007893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FFIDAVIT IN SUPPORT OF SEARCH WARRANT APPLICATION</text:p>
      <text:p text:style-name="P2"><text:span text:style-name="T1"/></text:p>
      <text:p text:style-name="P4"><text:span text:style-name="T1">I, NOMMA, Special Agent of the Federal Bureau of Investigation (FBI), being duly sworn, depose and say:</text:span></text:p>
      <text:p text:style-name="P4"><text:span text:style-name="T1"><text:s/></text:span></text:p>
      <text:p text:style-name="P2"><text:span text:style-name="T1"><text:tab/>1. I am currently assigned to </text:span><text:span text:style-name="T4">Department of Homeland Security</text:span><text:span text:style-name="T1"> where my duties include investigating property that constitutes evidence of the commission of a criminal offense a</text:span><text:span text:style-name="T4">n</text:span><text:span text:style-name="T1">d property designed or intended for use or which is or had been used as a means of committing a criminal offense.</text:span></text:p>
      <text:p text:style-name="P2"><text:span text:style-name="T1"/></text:p>
      <text:p text:style-name="P3"><text:span text:style-name="T1"><text:tab/>2. This affidavit is in support of an application for a warrant authorizing </text:span><text:span text:style-name="T4">unknown agencies</text:span><text:span text:style-name="T1"> to provide law enforcement with any and all means of gaining access including </text:span><text:span text:style-name="T4">to </text:span><text:span text:style-name="T1">all stored electronic mail of any kind sent to, from and through </text:span><text:span text:style-name="T2">the email address [</text:span><text:a xlink:type="simple" xlink:href="mailto:pbishop@emory.edu" text:style-name="Internet_20_link" text:visited-style-name="Visited_20_Internet_20_Link">pbishop@emory.edu</text:a><text:span text:style-name="T2">] or associated </text:span><text:span text:style-name="T5">email addresses</text:span><text:span text:style-name="T2"> through the user-name Pete Bishop through the time frame of May 1, 2015 to July 24, 2015.</text:span></text:p>
      <text:p text:style-name="P3"><text:span text:style-name="T2"/></text:p>
      <text:p text:style-name="P3"><text:span text:style-name="T2"/></text:p>
      <text:p text:style-name="P3"><text:span text:style-name="T2"><text:s/>The items requested to be seized are as follows:</text:span></text:p>
      <text:p text:style-name="P3"><text:span text:style-name="T2"><text:tab/>A. All emails pertaining to criminal actions in the in-box and those erased.</text:span></text:p>
      <text:p text:style-name="P3"><text:span text:style-name="T2"><text:tab/>B. Recent Email contact list.</text:span></text:p>
      <text:p text:style-name="P6"><text:span text:style-name="T2"/></text:p>
      <text:p text:style-name="P6"><text:span text:style-name="T1">Factual Background.</text:span></text:p>
      <text:p text:style-name="P7"><text:span text:style-name="T1"><text:tab/>This case involves Pete Bishop as the primary suspect of having information <text:s/>and being someone who has something to do with the hi-jacking of the</text:span><text:span text:style-name="T3"> train. Bishop is a part of the student </text:span><text:span text:style-name="T6">activist</text:span><text:span text:style-name="T3"> group Better Living Without </text:span><text:span text:style-name="T6">Chemicals.</text:span><text:span text:style-name="T3"> This group stands for having a clean environment. His major is environmental science and has a bi-weekly </text:span><text:span text:style-name="T6">pod cast</text:span><text:span text:style-name="T3"> “Do No Harm.” </text:span></text:p>
      <text:p text:style-name="P7"><text:span text:style-name="T3"><text:tab/></text:span><text:span text:style-name="T6">We were tipped off to Bishop's involvement in the train incident by DHS agents. Intel revealed that four members of the Better Living Without Chemicals could be involved. Within the social network of these four members, Bishop poses the closes centrality based on emails from his school account. He sent the most emails to the three other members, as well as the only one of the group to send emails to individuals. For this reason, we believe him to be the most logical member that poses further investigation. </text:spa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ber </meta:initial-creator>
    <meta:creation-date>2015-07-24T19:10:48.129165700</meta:creation-date>
    <dc:date>2015-07-24T20:11:57.468083444</dc:date>
    <dc:creator>Cyber </dc:creator>
    <meta:editing-duration>PT28M6S</meta:editing-duration>
    <meta:editing-cycles>4</meta:editing-cycles>
    <meta:generator>LibreOffice/4.4.3.2$Linux_x86 LibreOffice_project/40m0$Build-2</meta:generator>
    <meta:document-statistic meta:table-count="0" meta:image-count="0" meta:object-count="0" meta:page-count="1" meta:paragraph-count="11" meta:word-count="316" meta:character-count="1892" meta:non-whitespace-character-count="1575"/>
  </office:meta>
</office:document-meta>
</file>